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atarate 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orward delay</text:p>
          </table:table-cell>
          <table:table-cell office:value-type="string" calcext:value-type="string">
            <text:p>jitter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12364298" calcext:value-type="float">
            <text:p>55.812364298</text:p>
          </table:table-cell>
          <table:table-cell office:value-type="float" office:value="0.929740074032" calcext:value-type="float">
            <text:p>0.929740074</text:p>
          </table:table-cell>
          <table:table-cell office:value-type="float" office:value="0.953349480668" calcext:value-type="float">
            <text:p>0.953349480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33073264" calcext:value-type="float">
            <text:p>55.833073264</text:p>
          </table:table-cell>
          <table:table-cell office:value-type="float" office:value="0.926088513244" calcext:value-type="float">
            <text:p>0.9260885132</text:p>
          </table:table-cell>
          <table:table-cell office:value-type="float" office:value="0.947462723145" calcext:value-type="float">
            <text:p>0.947462723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484648326" calcext:value-type="float">
            <text:p>55.7484648326</text:p>
          </table:table-cell>
          <table:table-cell office:value-type="float" office:value="0.929018529915" calcext:value-type="float">
            <text:p>0.9290185299</text:p>
          </table:table-cell>
          <table:table-cell office:value-type="float" office:value="0.949052314372" calcext:value-type="float">
            <text:p>0.94905231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28268429" calcext:value-type="float">
            <text:p>55.828268429</text:p>
          </table:table-cell>
          <table:table-cell office:value-type="float" office:value="0.926623606838" calcext:value-type="float">
            <text:p>0.9266236068</text:p>
          </table:table-cell>
          <table:table-cell office:value-type="float" office:value="0.952887606266" calcext:value-type="float">
            <text:p>0.952887606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373336433" calcext:value-type="float">
            <text:p>55.7373336433</text:p>
          </table:table-cell>
          <table:table-cell office:value-type="float" office:value="0.928284570858" calcext:value-type="float">
            <text:p>0.9282845709</text:p>
          </table:table-cell>
          <table:table-cell office:value-type="float" office:value="0.952032754557" calcext:value-type="float">
            <text:p>0.952032754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870526688" calcext:value-type="float">
            <text:p>55.7870526688</text:p>
          </table:table-cell>
          <table:table-cell office:value-type="float" office:value="0.935751879806" calcext:value-type="float">
            <text:p>0.9357518798</text:p>
          </table:table-cell>
          <table:table-cell office:value-type="float" office:value="0.944785364767" calcext:value-type="float">
            <text:p>0.944785364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562135018" calcext:value-type="float">
            <text:p>55.7562135018</text:p>
          </table:table-cell>
          <table:table-cell office:value-type="float" office:value="0.925283552707" calcext:value-type="float">
            <text:p>0.9252835527</text:p>
          </table:table-cell>
          <table:table-cell office:value-type="float" office:value="0.951031699701" calcext:value-type="float">
            <text:p>0.951031699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774930278" calcext:value-type="float">
            <text:p>55.7774930278</text:p>
          </table:table-cell>
          <table:table-cell office:value-type="float" office:value="0.929525672831" calcext:value-type="float">
            <text:p>0.9295256728</text:p>
          </table:table-cell>
          <table:table-cell office:value-type="float" office:value="0.950196165922" calcext:value-type="float">
            <text:p>0.950196165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8051661454" calcext:value-type="float">
            <text:p>55.8051661454</text:p>
          </table:table-cell>
          <table:table-cell office:value-type="float" office:value="0.926578890469" calcext:value-type="float">
            <text:p>0.9265788905</text:p>
          </table:table-cell>
          <table:table-cell office:value-type="float" office:value="0.950827730783" calcext:value-type="float">
            <text:p>0.950827730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.7205711835" calcext:value-type="float">
            <text:p>55.7205711835</text:p>
          </table:table-cell>
          <table:table-cell office:value-type="float" office:value="0.929420031357" calcext:value-type="float">
            <text:p>0.9294200314</text:p>
          </table:table-cell>
          <table:table-cell office:value-type="float" office:value="0.950316252028" calcext:value-type="float">
            <text:p>0.950316252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2:.A11])" office:value-type="float" office:value="16" calcext:value-type="float">
            <text:p>16</text:p>
          </table:table-cell>
          <table:table-cell table:formula="of:=AVERAGE([.B2:.B11])" office:value-type="float" office:value="55.78060009942" calcext:value-type="float">
            <text:p>55.7806000994</text:p>
          </table:table-cell>
          <table:table-cell table:formula="of:=[.H11]+[.K11]" office:value-type="float" office:value="55.8197469534258" calcext:value-type="float">
            <text:p>55.8197469534</text:p>
          </table:table-cell>
          <table:table-cell table:formula="of:=[.H11]-[.K11]" office:value-type="float" office:value="55.7414532454142" calcext:value-type="float">
            <text:p>55.7414532454</text:p>
          </table:table-cell>
          <table:table-cell table:formula="of:=STDEV([.B2:.B11])" office:value-type="float" office:value="0.039146854005783" calcext:value-type="float">
            <text:p>0.03914685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2:.A11])" office:value-type="float" office:value="16" calcext:value-type="float">
            <text:p>16</text:p>
          </table:table-cell>
          <table:table-cell table:formula="of:=AVERAGE([.C2:.C11])" office:value-type="float" office:value="0.9286315322057" calcext:value-type="float">
            <text:p>0.9286315322</text:p>
          </table:table-cell>
          <table:table-cell table:formula="of:=[.H12]+[.K12]" office:value-type="float" office:value="0.931604383385735" calcext:value-type="float">
            <text:p>0.9316043834</text:p>
          </table:table-cell>
          <table:table-cell table:formula="of:=[.H12]-[.K12]" office:value-type="float" office:value="0.925658681025664" calcext:value-type="float">
            <text:p>0.925658681</text:p>
          </table:table-cell>
          <table:table-cell table:formula="of:=STDEV([.C2:.C11])" office:value-type="float" office:value="0.00297285118003548" calcext:value-type="float">
            <text:p>0.00297285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2:.A11])" office:value-type="float" office:value="16" calcext:value-type="float">
            <text:p>16</text:p>
          </table:table-cell>
          <table:table-cell table:formula="of:=AVERAGE([.D2:.D11])" office:value-type="float" office:value="0.9501942092209" calcext:value-type="float">
            <text:p>0.9501942092</text:p>
          </table:table-cell>
          <table:table-cell table:formula="of:=[.H13]+[.K13]" office:value-type="float" office:value="0.95277035084496" calcext:value-type="float">
            <text:p>0.9527703508</text:p>
          </table:table-cell>
          <table:table-cell table:formula="of:=[.H13]-[.K13]" office:value-type="float" office:value="0.94761806759684" calcext:value-type="float">
            <text:p>0.9476180676</text:p>
          </table:table-cell>
          <table:table-cell table:formula="of:=STDEV([.D2:.D11])" office:value-type="float" office:value="0.00257614162406031" calcext:value-type="float">
            <text:p>0.002576141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26577073" calcext:value-type="float">
            <text:p>105.426577073</text:p>
          </table:table-cell>
          <table:table-cell office:value-type="float" office:value="0.988321145084" calcext:value-type="float">
            <text:p>0.9883211451</text:p>
          </table:table-cell>
          <table:table-cell office:value-type="float" office:value="0.997505229032" calcext:value-type="float">
            <text:p>0.997505229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14650003" calcext:value-type="float">
            <text:p>105.314650003</text:p>
          </table:table-cell>
          <table:table-cell office:value-type="float" office:value="0.991376631705" calcext:value-type="float">
            <text:p>0.9913766317</text:p>
          </table:table-cell>
          <table:table-cell office:value-type="float" office:value="1.000024046" calcext:value-type="float">
            <text:p>1.00002404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25535907" calcext:value-type="float">
            <text:p>105.425535907</text:p>
          </table:table-cell>
          <table:table-cell office:value-type="float" office:value="0.984272544964" calcext:value-type="float">
            <text:p>0.984272545</text:p>
          </table:table-cell>
          <table:table-cell office:value-type="float" office:value="1.0057917884" calcext:value-type="float">
            <text:p>1.005791788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909430626" calcext:value-type="float">
            <text:p>105.909430626</text:p>
          </table:table-cell>
          <table:table-cell office:value-type="float" office:value="0.981103752621" calcext:value-type="float">
            <text:p>0.9811037526</text:p>
          </table:table-cell>
          <table:table-cell office:value-type="float" office:value="1.00136097664" calcext:value-type="float">
            <text:p>1.001360976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12672041" calcext:value-type="float">
            <text:p>105.412672041</text:p>
          </table:table-cell>
          <table:table-cell office:value-type="float" office:value="0.985098551724" calcext:value-type="float">
            <text:p>0.9850985517</text:p>
          </table:table-cell>
          <table:table-cell office:value-type="float" office:value="1.00313390515" calcext:value-type="float">
            <text:p>1.003133905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1153413" calcext:value-type="float">
            <text:p>105.31153413</text:p>
          </table:table-cell>
          <table:table-cell office:value-type="float" office:value="0.985250884028" calcext:value-type="float">
            <text:p>0.985250884</text:p>
          </table:table-cell>
          <table:table-cell office:value-type="float" office:value="1.00690071507" calcext:value-type="float">
            <text:p>1.006900715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354784843" calcext:value-type="float">
            <text:p>105.354784843</text:p>
          </table:table-cell>
          <table:table-cell office:value-type="float" office:value="0.987188090528" calcext:value-type="float">
            <text:p>0.9871880905</text:p>
          </table:table-cell>
          <table:table-cell office:value-type="float" office:value="1.00516540712" calcext:value-type="float">
            <text:p>1.005165407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.949625233" calcext:value-type="float">
            <text:p>106.949625233</text:p>
          </table:table-cell>
          <table:table-cell office:value-type="float" office:value="1.11011597032" calcext:value-type="float">
            <text:p>1.1101159703</text:p>
          </table:table-cell>
          <table:table-cell office:value-type="float" office:value="0.94268678007" calcext:value-type="float">
            <text:p>0.942686780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485615418" calcext:value-type="float">
            <text:p>105.485615418</text:p>
          </table:table-cell>
          <table:table-cell office:value-type="float" office:value="0.984273891552" calcext:value-type="float">
            <text:p>0.9842738916</text:p>
          </table:table-cell>
          <table:table-cell office:value-type="float" office:value="1.00583480037" calcext:value-type="float">
            <text:p>1.0058348004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5.963619527" calcext:value-type="float">
            <text:p>105.963619527</text:p>
          </table:table-cell>
          <table:table-cell office:value-type="float" office:value="1.01496679116" calcext:value-type="float">
            <text:p>1.0149667912</text:p>
          </table:table-cell>
          <table:table-cell office:value-type="float" office:value="0.968557028137" calcext:value-type="float">
            <text:p>0.9685570281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16:.A25])" office:value-type="float" office:value="32" calcext:value-type="float">
            <text:p>32</text:p>
          </table:table-cell>
          <table:table-cell table:formula="of:=AVERAGE([.B16:.B25])" office:value-type="float" office:value="105.6554044801" calcext:value-type="float">
            <text:p>105.6554044801</text:p>
          </table:table-cell>
          <table:table-cell table:formula="of:=[.H25]+[.K25]" office:value-type="float" office:value="106.166635527938" calcext:value-type="float">
            <text:p>106.1666355279</text:p>
          </table:table-cell>
          <table:table-cell table:formula="of:=[.H25]-[.K25]" office:value-type="float" office:value="105.144173432262" calcext:value-type="float">
            <text:p>105.1441734323</text:p>
          </table:table-cell>
          <table:table-cell table:formula="of:=STDEV([.B16:.B25])" office:value-type="float" office:value="0.511231047838292" calcext:value-type="float">
            <text:p>0.511231047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16:.A25])" office:value-type="float" office:value="32" calcext:value-type="float">
            <text:p>32</text:p>
          </table:table-cell>
          <table:table-cell table:formula="of:=AVERAGE([.C16:.C25])" office:value-type="float" office:value="1.0011968253686" calcext:value-type="float">
            <text:p>1.0011968254</text:p>
          </table:table-cell>
          <table:table-cell table:formula="of:=[.H26]+[.K26]" office:value-type="float" office:value="1.04063937442028" calcext:value-type="float">
            <text:p>1.0406393744</text:p>
          </table:table-cell>
          <table:table-cell table:formula="of:=[.H26]-[.K26]" office:value-type="float" office:value="0.961754276316923" calcext:value-type="float">
            <text:p>0.9617542763</text:p>
          </table:table-cell>
          <table:table-cell table:formula="of:=STDEV([.C16:.C25])" office:value-type="float" office:value="0.0394425490516773" calcext:value-type="float">
            <text:p>0.03944254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16:.A25])" office:value-type="float" office:value="32" calcext:value-type="float">
            <text:p>32</text:p>
          </table:table-cell>
          <table:table-cell table:formula="of:=AVERAGE([.D16:.D25])" office:value-type="float" office:value="0.9936960675989" calcext:value-type="float">
            <text:p>0.9936960676</text:p>
          </table:table-cell>
          <table:table-cell table:formula="of:=[.H27]+[.K27]" office:value-type="float" office:value="1.0148722048709" calcext:value-type="float">
            <text:p>1.0148722049</text:p>
          </table:table-cell>
          <table:table-cell table:formula="of:=[.H27]-[.K27]" office:value-type="float" office:value="0.9725199303269" calcext:value-type="float">
            <text:p>0.9725199303</text:p>
          </table:table-cell>
          <table:table-cell table:formula="of:=STDEV([.D16:.D25])" office:value-type="float" office:value="0.0211761372719995" calcext:value-type="float">
            <text:p>0.021176137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.926368684" calcext:value-type="float">
            <text:p>190.926368684</text:p>
          </table:table-cell>
          <table:table-cell office:value-type="float" office:value="1.09399564103" calcext:value-type="float">
            <text:p>1.093995641</text:p>
          </table:table-cell>
          <table:table-cell office:value-type="float" office:value="1.09727228409" calcext:value-type="float">
            <text:p>1.097272284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551126767" calcext:value-type="float">
            <text:p>189.551126767</text:p>
          </table:table-cell>
          <table:table-cell office:value-type="float" office:value="1.099085838" calcext:value-type="float">
            <text:p>1.099085838</text:p>
          </table:table-cell>
          <table:table-cell office:value-type="float" office:value="1.10770461641" calcext:value-type="float">
            <text:p>1.107704616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.269878428" calcext:value-type="float">
            <text:p>191.269878428</text:p>
          </table:table-cell>
          <table:table-cell office:value-type="float" office:value="1.1276990829" calcext:value-type="float">
            <text:p>1.1276990829</text:p>
          </table:table-cell>
          <table:table-cell office:value-type="float" office:value="1.07022285037" calcext:value-type="float">
            <text:p>1.070222850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.638191132" calcext:value-type="float">
            <text:p>190.638191132</text:p>
          </table:table-cell>
          <table:table-cell office:value-type="float" office:value="1.10229398684" calcext:value-type="float">
            <text:p>1.1022939868</text:p>
          </table:table-cell>
          <table:table-cell office:value-type="float" office:value="1.10525056676" calcext:value-type="float">
            <text:p>1.105250566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.663408788" calcext:value-type="float">
            <text:p>194.663408788</text:p>
          </table:table-cell>
          <table:table-cell office:value-type="float" office:value="1.21538816757" calcext:value-type="float">
            <text:p>1.2153881676</text:p>
          </table:table-cell>
          <table:table-cell office:value-type="float" office:value="1.02172624127" calcext:value-type="float">
            <text:p>1.021726241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0.157765009" calcext:value-type="float">
            <text:p>190.157765009</text:p>
          </table:table-cell>
          <table:table-cell office:value-type="float" office:value="1.14085283938" calcext:value-type="float">
            <text:p>1.1408528394</text:p>
          </table:table-cell>
          <table:table-cell office:value-type="float" office:value="1.06986820336" calcext:value-type="float">
            <text:p>1.069868203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792862491" calcext:value-type="float">
            <text:p>189.792862491</text:p>
          </table:table-cell>
          <table:table-cell office:value-type="float" office:value="1.09777805062" calcext:value-type="float">
            <text:p>1.0977780506</text:p>
          </table:table-cell>
          <table:table-cell office:value-type="float" office:value="1.11333580399" calcext:value-type="float">
            <text:p>1.11333580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29722072" calcext:value-type="float">
            <text:p>189.629722072</text:p>
          </table:table-cell>
          <table:table-cell office:value-type="float" office:value="1.09565907206" calcext:value-type="float">
            <text:p>1.0956590721</text:p>
          </table:table-cell>
          <table:table-cell office:value-type="float" office:value="1.10657990052" calcext:value-type="float">
            <text:p>1.1065799005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677326267" calcext:value-type="float">
            <text:p>189.677326267</text:p>
          </table:table-cell>
          <table:table-cell office:value-type="float" office:value="1.10083104605" calcext:value-type="float">
            <text:p>1.1008310461</text:p>
          </table:table-cell>
          <table:table-cell office:value-type="float" office:value="1.1063629548" calcext:value-type="float">
            <text:p>1.106362954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9.551665884" calcext:value-type="float">
            <text:p>189.551665884</text:p>
          </table:table-cell>
          <table:table-cell office:value-type="float" office:value="1.09923891118" calcext:value-type="float">
            <text:p>1.0992389112</text:p>
          </table:table-cell>
          <table:table-cell office:value-type="float" office:value="1.11740933786" calcext:value-type="float">
            <text:p>1.1174093379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30:.A39])" office:value-type="float" office:value="64" calcext:value-type="float">
            <text:p>64</text:p>
          </table:table-cell>
          <table:table-cell table:formula="of:=AVERAGE([.B30:.B39])" office:value-type="float" office:value="190.5858315522" calcext:value-type="float">
            <text:p>190.5858315522</text:p>
          </table:table-cell>
          <table:table-cell table:formula="of:=[.H39]+[.K39]" office:value-type="float" office:value="192.145922148449" calcext:value-type="float">
            <text:p>192.1459221484</text:p>
          </table:table-cell>
          <table:table-cell table:formula="of:=[.H39]-[.K39]" office:value-type="float" office:value="189.025740955951" calcext:value-type="float">
            <text:p>189.025740956</text:p>
          </table:table-cell>
          <table:table-cell table:formula="of:=STDEV([.B30:.B39])" office:value-type="float" office:value="1.56009059624858" calcext:value-type="float">
            <text:p>1.560090596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30:.A39])" office:value-type="float" office:value="64" calcext:value-type="float">
            <text:p>64</text:p>
          </table:table-cell>
          <table:table-cell table:formula="of:=AVERAGE([.C30:.C39])" office:value-type="float" office:value="1.117282263563" calcext:value-type="float">
            <text:p>1.1172822636</text:p>
          </table:table-cell>
          <table:table-cell table:formula="of:=[.H40]+[.K40]" office:value-type="float" office:value="1.15504034961096" calcext:value-type="float">
            <text:p>1.1550403496</text:p>
          </table:table-cell>
          <table:table-cell table:formula="of:=[.H40]-[.K40]" office:value-type="float" office:value="1.07952417751504" calcext:value-type="float">
            <text:p>1.0795241775</text:p>
          </table:table-cell>
          <table:table-cell table:formula="of:=STDEV([.C30:.C39])" office:value-type="float" office:value="0.0377580860479554" calcext:value-type="float">
            <text:p>0.0377580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30:.A39])" office:value-type="float" office:value="64" calcext:value-type="float">
            <text:p>64</text:p>
          </table:table-cell>
          <table:table-cell table:formula="of:=AVERAGE([.D30:.D39])" office:value-type="float" office:value="1.091573275943" calcext:value-type="float">
            <text:p>1.0915732759</text:p>
          </table:table-cell>
          <table:table-cell table:formula="of:=[.H41]+[.K41]" office:value-type="float" office:value="1.12114497661944" calcext:value-type="float">
            <text:p>1.1211449766</text:p>
          </table:table-cell>
          <table:table-cell table:formula="of:=[.H41]-[.K41]" office:value-type="float" office:value="1.06200157526656" calcext:value-type="float">
            <text:p>1.0620015753</text:p>
          </table:table-cell>
          <table:table-cell table:formula="of:=STDEV([.D30:.D39])" office:value-type="float" office:value="0.0295717006764372" calcext:value-type="float">
            <text:p>0.029571700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7.059021099" calcext:value-type="float">
            <text:p>317.059021099</text:p>
          </table:table-cell>
          <table:table-cell office:value-type="float" office:value="1.32398223035" calcext:value-type="float">
            <text:p>1.3239822304</text:p>
          </table:table-cell>
          <table:table-cell office:value-type="float" office:value="1.30807585756" calcext:value-type="float">
            <text:p>1.3080758576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226236972" calcext:value-type="float">
            <text:p>316.226236972</text:p>
          </table:table-cell>
          <table:table-cell office:value-type="float" office:value="1.31976395609" calcext:value-type="float">
            <text:p>1.3197639561</text:p>
          </table:table-cell>
          <table:table-cell office:value-type="float" office:value="1.30935637103" calcext:value-type="float">
            <text:p>1.30935637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8.173899893" calcext:value-type="float">
            <text:p>318.173899893</text:p>
          </table:table-cell>
          <table:table-cell office:value-type="float" office:value="1.33718522526" calcext:value-type="float">
            <text:p>1.3371852253</text:p>
          </table:table-cell>
          <table:table-cell office:value-type="float" office:value="1.28618346329" calcext:value-type="float">
            <text:p>1.286183463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3.851917687" calcext:value-type="float">
            <text:p>313.851917687</text:p>
          </table:table-cell>
          <table:table-cell office:value-type="float" office:value="1.45320464165" calcext:value-type="float">
            <text:p>1.4532046417</text:p>
          </table:table-cell>
          <table:table-cell office:value-type="float" office:value="1.17302969319" calcext:value-type="float">
            <text:p>1.1730296932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1.864666079" calcext:value-type="float">
            <text:p>321.864666079</text:p>
          </table:table-cell>
          <table:table-cell office:value-type="float" office:value="1.45252393098" calcext:value-type="float">
            <text:p>1.452523931</text:p>
          </table:table-cell>
          <table:table-cell office:value-type="float" office:value="1.22612165784" calcext:value-type="float">
            <text:p>1.2261216578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608885343" calcext:value-type="float">
            <text:p>316.608885343</text:p>
          </table:table-cell>
          <table:table-cell office:value-type="float" office:value="1.34846482996" calcext:value-type="float">
            <text:p>1.34846483</text:p>
          </table:table-cell>
          <table:table-cell office:value-type="float" office:value="1.26511816848" calcext:value-type="float">
            <text:p>1.265118168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361718374" calcext:value-type="float">
            <text:p>316.361718374</text:p>
          </table:table-cell>
          <table:table-cell office:value-type="float" office:value="1.31758383667" calcext:value-type="float">
            <text:p>1.3175838367</text:p>
          </table:table-cell>
          <table:table-cell office:value-type="float" office:value="1.3212372051" calcext:value-type="float">
            <text:p>1.321237205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633029743" calcext:value-type="float">
            <text:p>316.633029743</text:p>
          </table:table-cell>
          <table:table-cell office:value-type="float" office:value="1.32070811633" calcext:value-type="float">
            <text:p>1.3207081163</text:p>
          </table:table-cell>
          <table:table-cell office:value-type="float" office:value="1.30518599184" calcext:value-type="float">
            <text:p>1.3051859918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.683891412" calcext:value-type="float">
            <text:p>320.683891412</text:p>
          </table:table-cell>
          <table:table-cell office:value-type="float" office:value="1.39941814129" calcext:value-type="float">
            <text:p>1.3994181413</text:p>
          </table:table-cell>
          <table:table-cell office:value-type="float" office:value="1.23113503952" calcext:value-type="float">
            <text:p>1.2311350395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6.844371638" calcext:value-type="float">
            <text:p>316.844371638</text:p>
          </table:table-cell>
          <table:table-cell office:value-type="float" office:value="1.32054113636" calcext:value-type="float">
            <text:p>1.3205411364</text:p>
          </table:table-cell>
          <table:table-cell office:value-type="float" office:value="1.31402418379" calcext:value-type="float">
            <text:p>1.3140241838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45:.A54])" office:value-type="float" office:value="128" calcext:value-type="float">
            <text:p>128</text:p>
          </table:table-cell>
          <table:table-cell table:formula="of:=AVERAGE([.B45:.B54])" office:value-type="float" office:value="317.430763824" calcext:value-type="float">
            <text:p>317.430763824</text:p>
          </table:table-cell>
          <table:table-cell table:formula="of:=[.H54]+[.K54]" office:value-type="float" office:value="319.739933339512" calcext:value-type="float">
            <text:p>319.7399333395</text:p>
          </table:table-cell>
          <table:table-cell table:formula="of:=[.H54]-[.K54]" office:value-type="float" office:value="315.121594308488" calcext:value-type="float">
            <text:p>315.1215943085</text:p>
          </table:table-cell>
          <table:table-cell table:formula="of:=STDEV([.B45:.B54])" office:value-type="float" office:value="2.30916951551216" calcext:value-type="float">
            <text:p>2.30916951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45:.A54])" office:value-type="float" office:value="128" calcext:value-type="float">
            <text:p>128</text:p>
          </table:table-cell>
          <table:table-cell table:formula="of:=AVERAGE([.C45:.C54])" office:value-type="float" office:value="1.359337604494" calcext:value-type="float">
            <text:p>1.3593376045</text:p>
          </table:table-cell>
          <table:table-cell table:formula="of:=[.H55]+[.K55]" office:value-type="float" office:value="1.41437997526608" calcext:value-type="float">
            <text:p>1.4143799753</text:p>
          </table:table-cell>
          <table:table-cell table:formula="of:=[.H55]-[.K55]" office:value-type="float" office:value="1.30429523372192" calcext:value-type="float">
            <text:p>1.3042952337</text:p>
          </table:table-cell>
          <table:table-cell table:formula="of:=STDEV([.C45:.C54])" office:value-type="float" office:value="0.055042370772082" calcext:value-type="float">
            <text:p>0.05504237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45:.A54])" office:value-type="float" office:value="128" calcext:value-type="float">
            <text:p>128</text:p>
          </table:table-cell>
          <table:table-cell table:formula="of:=AVERAGE([.D45:.D54])" office:value-type="float" office:value="1.273946763164" calcext:value-type="float">
            <text:p>1.2739467632</text:p>
          </table:table-cell>
          <table:table-cell table:formula="of:=[.H56]+[.K56]" office:value-type="float" office:value="1.32312798210776" calcext:value-type="float">
            <text:p>1.3231279821</text:p>
          </table:table-cell>
          <table:table-cell table:formula="of:=[.H56]-[.K56]" office:value-type="float" office:value="1.22476554422024" calcext:value-type="float">
            <text:p>1.2247655442</text:p>
          </table:table-cell>
          <table:table-cell table:formula="of:=STDEV([.D45:.D54])" office:value-type="float" office:value="0.0491812189437629" calcext:value-type="float">
            <text:p>0.0491812189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568303687" calcext:value-type="float">
            <text:p>475.568303687</text:p>
          </table:table-cell>
          <table:table-cell office:value-type="float" office:value="1.78807836595" calcext:value-type="float">
            <text:p>1.788078366</text:p>
          </table:table-cell>
          <table:table-cell office:value-type="float" office:value="1.66492829582" calcext:value-type="float">
            <text:p>1.6649282958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81479683" calcext:value-type="float">
            <text:p>475.81479683</text:p>
          </table:table-cell>
          <table:table-cell office:value-type="float" office:value="1.75171940313" calcext:value-type="float">
            <text:p>1.7517194031</text:p>
          </table:table-cell>
          <table:table-cell office:value-type="float" office:value="1.68781550898" calcext:value-type="float">
            <text:p>1.68781550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689356116" calcext:value-type="float">
            <text:p>475.689356116</text:p>
          </table:table-cell>
          <table:table-cell office:value-type="float" office:value="1.74758446184" calcext:value-type="float">
            <text:p>1.7475844618</text:p>
          </table:table-cell>
          <table:table-cell office:value-type="float" office:value="1.67674189066" calcext:value-type="float">
            <text:p>1.6767418907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9.16318803" calcext:value-type="float">
            <text:p>479.16318803</text:p>
          </table:table-cell>
          <table:table-cell office:value-type="float" office:value="1.83030226379" calcext:value-type="float">
            <text:p>1.8303022638</text:p>
          </table:table-cell>
          <table:table-cell office:value-type="float" office:value="1.60459399629" calcext:value-type="float">
            <text:p>1.604593996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5.68070747" calcext:value-type="float">
            <text:p>475.68070747</text:p>
          </table:table-cell>
          <table:table-cell office:value-type="float" office:value="1.7447831409" calcext:value-type="float">
            <text:p>1.7447831409</text:p>
          </table:table-cell>
          <table:table-cell office:value-type="float" office:value="1.67960544529" calcext:value-type="float">
            <text:p>1.679605445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9.378413636" calcext:value-type="float">
            <text:p>479.378413636</text:p>
          </table:table-cell>
          <table:table-cell office:value-type="float" office:value="1.87919957416" calcext:value-type="float">
            <text:p>1.8791995742</text:p>
          </table:table-cell>
          <table:table-cell office:value-type="float" office:value="1.60130719291" calcext:value-type="float">
            <text:p>1.601307192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527108886" calcext:value-type="float">
            <text:p>476.527108886</text:p>
          </table:table-cell>
          <table:table-cell office:value-type="float" office:value="1.79123165775" calcext:value-type="float">
            <text:p>1.7912316578</text:p>
          </table:table-cell>
          <table:table-cell office:value-type="float" office:value="1.64504277325" calcext:value-type="float">
            <text:p>1.6450427733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060569687" calcext:value-type="float">
            <text:p>476.060569687</text:p>
          </table:table-cell>
          <table:table-cell office:value-type="float" office:value="1.73799956968" calcext:value-type="float">
            <text:p>1.7379995697</text:p>
          </table:table-cell>
          <table:table-cell office:value-type="float" office:value="1.68069691451" calcext:value-type="float">
            <text:p>1.6806969145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7.004711604" calcext:value-type="float">
            <text:p>477.004711604</text:p>
          </table:table-cell>
          <table:table-cell office:value-type="float" office:value="1.7395683162" calcext:value-type="float">
            <text:p>1.7395683162</text:p>
          </table:table-cell>
          <table:table-cell office:value-type="float" office:value="1.68256767994" calcext:value-type="float">
            <text:p>1.6825676799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76.70471739" calcext:value-type="float">
            <text:p>476.70471739</text:p>
          </table:table-cell>
          <table:table-cell office:value-type="float" office:value="1.76202954479" calcext:value-type="float">
            <text:p>1.7620295448</text:p>
          </table:table-cell>
          <table:table-cell office:value-type="float" office:value="1.67094923512" calcext:value-type="float">
            <text:p>1.6709492351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60:.A69])" office:value-type="float" office:value="256" calcext:value-type="float">
            <text:p>256</text:p>
          </table:table-cell>
          <table:table-cell table:formula="of:=AVERAGE([.B60:.B69])" office:value-type="float" office:value="476.7591873336" calcext:value-type="float">
            <text:p>476.7591873336</text:p>
          </table:table-cell>
          <table:table-cell table:formula="of:=[.H69]+[.K69]" office:value-type="float" office:value="478.167988118702" calcext:value-type="float">
            <text:p>478.1679881187</text:p>
          </table:table-cell>
          <table:table-cell table:formula="of:=[.H69]-[.K69]" office:value-type="float" office:value="475.350386548498" calcext:value-type="float">
            <text:p>475.3503865485</text:p>
          </table:table-cell>
          <table:table-cell table:formula="of:=STDEV([.B60:.B69])" office:value-type="float" office:value="1.40880078510214" calcext:value-type="float">
            <text:p>1.40880078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60:.A69])" office:value-type="float" office:value="256" calcext:value-type="float">
            <text:p>256</text:p>
          </table:table-cell>
          <table:table-cell table:formula="of:=AVERAGE([.C60:.C69])" office:value-type="float" office:value="1.777249629819" calcext:value-type="float">
            <text:p>1.7772496298</text:p>
          </table:table-cell>
          <table:table-cell table:formula="of:=[.H70]+[.K70]" office:value-type="float" office:value="1.82355671942218" calcext:value-type="float">
            <text:p>1.8235567194</text:p>
          </table:table-cell>
          <table:table-cell table:formula="of:=[.H70]-[.K70]" office:value-type="float" office:value="1.73094254021582" calcext:value-type="float">
            <text:p>1.7309425402</text:p>
          </table:table-cell>
          <table:table-cell table:formula="of:=STDEV([.C60:.C69])" office:value-type="float" office:value="0.0463070896031795" calcext:value-type="float">
            <text:p>0.04630708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60:.A69])" office:value-type="float" office:value="256" calcext:value-type="float">
            <text:p>256</text:p>
          </table:table-cell>
          <table:table-cell table:formula="of:=AVERAGE([.D60:.D69])" office:value-type="float" office:value="1.659424893277" calcext:value-type="float">
            <text:p>1.6594248933</text:p>
          </table:table-cell>
          <table:table-cell table:formula="of:=[.H71]+[.K71]" office:value-type="float" office:value="1.6914930242745" calcext:value-type="float">
            <text:p>1.6914930243</text:p>
          </table:table-cell>
          <table:table-cell table:formula="of:=[.H71]-[.K71]" office:value-type="float" office:value="1.6273567622795" calcext:value-type="float">
            <text:p>1.6273567623</text:p>
          </table:table-cell>
          <table:table-cell table:formula="of:=STDEV([.D60:.D69])" office:value-type="float" office:value="0.0320681309975029" calcext:value-type="float">
            <text:p>0.032068131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882489825" calcext:value-type="float">
            <text:p>638.882489825</text:p>
          </table:table-cell>
          <table:table-cell office:value-type="float" office:value="2.54423256856" calcext:value-type="float">
            <text:p>2.5442325686</text:p>
          </table:table-cell>
          <table:table-cell office:value-type="float" office:value="2.33496719832" calcext:value-type="float">
            <text:p>2.3349671983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2.606556716" calcext:value-type="float">
            <text:p>642.606556716</text:p>
          </table:table-cell>
          <table:table-cell office:value-type="float" office:value="2.57036959839" calcext:value-type="float">
            <text:p>2.5703695984</text:p>
          </table:table-cell>
          <table:table-cell office:value-type="float" office:value="2.32268105204" calcext:value-type="float">
            <text:p>2.32268105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333849883" calcext:value-type="float">
            <text:p>639.333849883</text:p>
          </table:table-cell>
          <table:table-cell office:value-type="float" office:value="2.57800546605" calcext:value-type="float">
            <text:p>2.5780054661</text:p>
          </table:table-cell>
          <table:table-cell office:value-type="float" office:value="2.29769802638" calcext:value-type="float">
            <text:p>2.297698026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135567769" calcext:value-type="float">
            <text:p>638.135567769</text:p>
          </table:table-cell>
          <table:table-cell office:value-type="float" office:value="2.52818834003" calcext:value-type="float">
            <text:p>2.52818834</text:p>
          </table:table-cell>
          <table:table-cell office:value-type="float" office:value="2.34736360942" calcext:value-type="float">
            <text:p>2.347363609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818506241" calcext:value-type="float">
            <text:p>638.818506241</text:p>
          </table:table-cell>
          <table:table-cell office:value-type="float" office:value="2.53167395318" calcext:value-type="float">
            <text:p>2.5316739532</text:p>
          </table:table-cell>
          <table:table-cell office:value-type="float" office:value="2.33274669379" calcext:value-type="float">
            <text:p>2.3327466938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9.036526255" calcext:value-type="float">
            <text:p>639.036526255</text:p>
          </table:table-cell>
          <table:table-cell office:value-type="float" office:value="2.5645973494" calcext:value-type="float">
            <text:p>2.5645973494</text:p>
          </table:table-cell>
          <table:table-cell office:value-type="float" office:value="2.31917685736" calcext:value-type="float">
            <text:p>2.3191768574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493454408" calcext:value-type="float">
            <text:p>638.493454408</text:p>
          </table:table-cell>
          <table:table-cell office:value-type="float" office:value="2.53312338462" calcext:value-type="float">
            <text:p>2.5331233846</text:p>
          </table:table-cell>
          <table:table-cell office:value-type="float" office:value="2.33871661517" calcext:value-type="float">
            <text:p>2.3387166152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749205152" calcext:value-type="float">
            <text:p>638.749205152</text:p>
          </table:table-cell>
          <table:table-cell office:value-type="float" office:value="2.52824776589" calcext:value-type="float">
            <text:p>2.5282477659</text:p>
          </table:table-cell>
          <table:table-cell office:value-type="float" office:value="2.32995682028" calcext:value-type="float">
            <text:p>2.3299568203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72255489" calcext:value-type="float">
            <text:p>638.72255489</text:p>
          </table:table-cell>
          <table:table-cell office:value-type="float" office:value="2.54337232107" calcext:value-type="float">
            <text:p>2.5433723211</text:p>
          </table:table-cell>
          <table:table-cell office:value-type="float" office:value="2.33986655879" calcext:value-type="float">
            <text:p>2.3398665588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38.854530406" calcext:value-type="float">
            <text:p>638.854530406</text:p>
          </table:table-cell>
          <table:table-cell office:value-type="float" office:value="2.51851975904" calcext:value-type="float">
            <text:p>2.518519759</text:p>
          </table:table-cell>
          <table:table-cell office:value-type="float" office:value="2.33100371119" calcext:value-type="float">
            <text:p>2.3310037112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75:.A84])" office:value-type="float" office:value="512" calcext:value-type="float">
            <text:p>512</text:p>
          </table:table-cell>
          <table:table-cell table:formula="of:=AVERAGE([.B75:.B84])" office:value-type="float" office:value="639.1633241545" calcext:value-type="float">
            <text:p>639.1633241545</text:p>
          </table:table-cell>
          <table:table-cell table:formula="of:=[.H84]+[.K84]" office:value-type="float" office:value="640.413431210145" calcext:value-type="float">
            <text:p>640.4134312101</text:p>
          </table:table-cell>
          <table:table-cell table:formula="of:=[.H84]-[.K84]" office:value-type="float" office:value="637.913217098855" calcext:value-type="float">
            <text:p>637.9132170989</text:p>
          </table:table-cell>
          <table:table-cell table:formula="of:=STDEV([.B75:.B84])" office:value-type="float" office:value="1.25010705564463" calcext:value-type="float">
            <text:p>1.25010705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75:.A84])" office:value-type="float" office:value="512" calcext:value-type="float">
            <text:p>512</text:p>
          </table:table-cell>
          <table:table-cell table:formula="of:=AVERAGE([.C75:.C84])" office:value-type="float" office:value="2.544033050623" calcext:value-type="float">
            <text:p>2.5440330506</text:p>
          </table:table-cell>
          <table:table-cell table:formula="of:=[.H85]+[.K85]" office:value-type="float" office:value="2.56429256616658" calcext:value-type="float">
            <text:p>2.5642925662</text:p>
          </table:table-cell>
          <table:table-cell table:formula="of:=[.H85]-[.K85]" office:value-type="float" office:value="2.52377353507941" calcext:value-type="float">
            <text:p>2.5237735351</text:p>
          </table:table-cell>
          <table:table-cell table:formula="of:=STDEV([.C75:.C84])" office:value-type="float" office:value="0.020259515543585" calcext:value-type="float">
            <text:p>0.020259515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75:.A84])" office:value-type="float" office:value="512" calcext:value-type="float">
            <text:p>512</text:p>
          </table:table-cell>
          <table:table-cell table:formula="of:=AVERAGE([.D75:.D84])" office:value-type="float" office:value="2.329417714274" calcext:value-type="float">
            <text:p>2.3294177143</text:p>
          </table:table-cell>
          <table:table-cell table:formula="of:=[.H86]+[.K86]" office:value-type="float" office:value="2.34323712224477" calcext:value-type="float">
            <text:p>2.3432371222</text:p>
          </table:table-cell>
          <table:table-cell table:formula="of:=[.H86]-[.K86]" office:value-type="float" office:value="2.31559830630323" calcext:value-type="float">
            <text:p>2.3155983063</text:p>
          </table:table-cell>
          <table:table-cell table:formula="of:=STDEV([.D75:.D84])" office:value-type="float" office:value="0.0138194079707699" calcext:value-type="float">
            <text:p>0.013819408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82.392982595" calcext:value-type="float">
            <text:p>782.392982595</text:p>
          </table:table-cell>
          <table:table-cell office:value-type="float" office:value="4.05408122449" calcext:value-type="float">
            <text:p>4.0540812245</text:p>
          </table:table-cell>
          <table:table-cell office:value-type="float" office:value="3.27736399148" calcext:value-type="float">
            <text:p>3.2773639915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9.185040142" calcext:value-type="float">
            <text:p>779.185040142</text:p>
          </table:table-cell>
          <table:table-cell office:value-type="float" office:value="3.99966406955" calcext:value-type="float">
            <text:p>3.9996640696</text:p>
          </table:table-cell>
          <table:table-cell office:value-type="float" office:value="3.29366471243" calcext:value-type="float">
            <text:p>3.2936647124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4.736937823" calcext:value-type="float">
            <text:p>774.736937823</text:p>
          </table:table-cell>
          <table:table-cell office:value-type="float" office:value="4.01100349296" calcext:value-type="float">
            <text:p>4.011003493</text:p>
          </table:table-cell>
          <table:table-cell office:value-type="float" office:value="3.31589868327" calcext:value-type="float">
            <text:p>3.315898683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723105106" calcext:value-type="float">
            <text:p>775.723105106</text:p>
          </table:table-cell>
          <table:table-cell office:value-type="float" office:value="3.98247331126" calcext:value-type="float">
            <text:p>3.9824733113</text:p>
          </table:table-cell>
          <table:table-cell office:value-type="float" office:value="3.3441987319" calcext:value-type="float">
            <text:p>3.3441987319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139932601" calcext:value-type="float">
            <text:p>776.139932601</text:p>
          </table:table-cell>
          <table:table-cell office:value-type="float" office:value="3.96886123819" calcext:value-type="float">
            <text:p>3.9688612382</text:p>
          </table:table-cell>
          <table:table-cell office:value-type="float" office:value="3.35890790538" calcext:value-type="float">
            <text:p>3.3589079054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6.168123101" calcext:value-type="float">
            <text:p>776.168123101</text:p>
          </table:table-cell>
          <table:table-cell office:value-type="float" office:value="3.9700158562" calcext:value-type="float">
            <text:p>3.9700158562</text:p>
          </table:table-cell>
          <table:table-cell office:value-type="float" office:value="3.33923483777" calcext:value-type="float">
            <text:p>3.3392348378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23956158" calcext:value-type="float">
            <text:p>775.23956158</text:p>
          </table:table-cell>
          <table:table-cell office:value-type="float" office:value="4.07374743446" calcext:value-type="float">
            <text:p>4.0737474345</text:p>
          </table:table-cell>
          <table:table-cell office:value-type="float" office:value="3.28467202682" calcext:value-type="float">
            <text:p>3.2846720268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667598849" calcext:value-type="float">
            <text:p>775.667598849</text:p>
          </table:table-cell>
          <table:table-cell office:value-type="float" office:value="3.99978516068" calcext:value-type="float">
            <text:p>3.9997851607</text:p>
          </table:table-cell>
          <table:table-cell office:value-type="float" office:value="3.32112696965" calcext:value-type="float">
            <text:p>3.3211269697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7.636506941" calcext:value-type="float">
            <text:p>777.636506941</text:p>
          </table:table-cell>
          <table:table-cell office:value-type="float" office:value="3.935491875" calcext:value-type="float">
            <text:p>3.935491875</text:p>
          </table:table-cell>
          <table:table-cell office:value-type="float" office:value="3.30935685031" calcext:value-type="float">
            <text:p>3.3093568503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75.995618047" calcext:value-type="float">
            <text:p>775.995618047</text:p>
          </table:table-cell>
          <table:table-cell office:value-type="float" office:value="3.98906931883" calcext:value-type="float">
            <text:p>3.9890693188</text:p>
          </table:table-cell>
          <table:table-cell office:value-type="float" office:value="3.350110036" calcext:value-type="float">
            <text:p>3.350110036</text:p>
          </table:table-cell>
          <table:table-cell/>
          <table:table-cell office:value-type="string" calcext:value-type="string">
            <text:p>Throughput</text:p>
          </table:table-cell>
          <table:table-cell table:formula="of:=AVERAGE([.A90:.A99])" office:value-type="float" office:value="1024" calcext:value-type="float">
            <text:p>1024</text:p>
          </table:table-cell>
          <table:table-cell table:formula="of:=AVERAGE([.B90:.B99])" office:value-type="float" office:value="776.8885406785" calcext:value-type="float">
            <text:p>776.8885406785</text:p>
          </table:table-cell>
          <table:table-cell table:formula="of:=[.H99]+[.K99]" office:value-type="float" office:value="779.202902515981" calcext:value-type="float">
            <text:p>779.202902516</text:p>
          </table:table-cell>
          <table:table-cell table:formula="of:=[.H99]-[.K99]" office:value-type="float" office:value="774.574178841019" calcext:value-type="float">
            <text:p>774.574178841</text:p>
          </table:table-cell>
          <table:table-cell table:formula="of:=STDEV([.B90:.B99])" office:value-type="float" office:value="2.31436183748081" calcext:value-type="float">
            <text:p>2.314361837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orward</text:p>
          </table:table-cell>
          <table:table-cell table:formula="of:=AVERAGE([.A90:.A99])" office:value-type="float" office:value="1024" calcext:value-type="float">
            <text:p>1024</text:p>
          </table:table-cell>
          <table:table-cell table:formula="of:=AVERAGE([.C90:.C99])" office:value-type="float" office:value="3.998419298162" calcext:value-type="float">
            <text:p>3.9984192982</text:p>
          </table:table-cell>
          <table:table-cell table:formula="of:=[.H100]+[.K100]" office:value-type="float" office:value="4.03913013043304" calcext:value-type="float">
            <text:p>4.0391301304</text:p>
          </table:table-cell>
          <table:table-cell table:formula="of:=[.H100]-[.K100]" office:value-type="float" office:value="3.95770846589096" calcext:value-type="float">
            <text:p>3.9577084659</text:p>
          </table:table-cell>
          <table:table-cell table:formula="of:=STDEV([.C90:.C99])" office:value-type="float" office:value="0.0407108322710421" calcext:value-type="float">
            <text:p>0.04071083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itter</text:p>
          </table:table-cell>
          <table:table-cell table:formula="of:=AVERAGE([.A90:.A99])" office:value-type="float" office:value="1024" calcext:value-type="float">
            <text:p>1024</text:p>
          </table:table-cell>
          <table:table-cell table:formula="of:=AVERAGE([.D90:.D99])" office:value-type="float" office:value="3.319453474501" calcext:value-type="float">
            <text:p>3.3194534745</text:p>
          </table:table-cell>
          <table:table-cell table:formula="of:=[.H101]+[.K101]" office:value-type="float" office:value="3.34786282322663" calcext:value-type="float">
            <text:p>3.3478628232</text:p>
          </table:table-cell>
          <table:table-cell table:formula="of:=[.H101]-[.K101]" office:value-type="float" office:value="3.29104412577537" calcext:value-type="float">
            <text:p>3.2910441258</text:p>
          </table:table-cell>
          <table:table-cell table:formula="of:=STDEV([.D90:.D99])" office:value-type="float" office:value="0.0284093487256308" calcext:value-type="float">
            <text:p>0.0284093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22:39:31.795130128</meta:creation-date>
    <meta:generator>LibreOffice/4.2.7.2$Linux_X86_64 LibreOffice_project/420m0$Build-2</meta:generator>
    <dc:date>2015-02-09T22:45:30.674990447</dc:date>
    <meta:editing-duration>P0D</meta:editing-duration>
    <meta:editing-cycles>1</meta:editing-cycles>
    <meta:document-statistic meta:table-count="1" meta:cell-count="410" meta:object-count="0"/>
  </office:meta>
</office:document-meta>
</file>